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0" manifest:media-type="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957cm"/>
    </style:style>
    <style:style style:name="gr3" style:family="graphic" style:parent-style-name="standard">
      <style:graphic-properties svg:stroke-color="#000000" draw:fill="solid" draw:fill-color="#ff99ff" draw:opacity="100%" draw:textarea-horizontal-align="justify" draw:textarea-vertical-align="middle" draw:auto-grow-height="false" fo:min-height="0.121cm" fo:min-width="0.427cm"/>
    </style:style>
    <style:style style:name="gr4" style:family="graphic" style:parent-style-name="standard">
      <style:graphic-properties svg:stroke-color="#000000" draw:fill-color="#ff66ff" draw:opacity="100%" draw:textarea-horizontal-align="justify" draw:textarea-vertical-align="middle" draw:auto-grow-height="false" fo:min-height="0.121cm" fo:min-width="0.427cm"/>
    </style:style>
    <style:style style:name="gr5" style:family="graphic" style:parent-style-name="standard">
      <style:graphic-properties svg:stroke-color="#000000" draw:fill-color="#ff00ff" draw:opacity="100%" draw:textarea-horizontal-align="justify" draw:textarea-vertical-align="middle" draw:auto-grow-height="false" fo:min-height="0.121cm" fo:min-width="0.427cm"/>
    </style:style>
    <style:style style:name="gr6" style:family="graphic" style:parent-style-name="standard">
      <style:graphic-properties svg:stroke-color="#000000" draw:fill-color="#cc00cc" draw:opacity="100%" draw:textarea-horizontal-align="justify" draw:textarea-vertical-align="middle" draw:auto-grow-height="false" fo:min-height="0.12cm" fo:min-width="0.427cm"/>
    </style:style>
    <style:style style:name="gr7" style:family="graphic" style:parent-style-name="standard">
      <style:graphic-properties svg:stroke-color="#000000" draw:fill-color="#990099" draw:opacity="100%" draw:textarea-horizontal-align="justify" draw:textarea-vertical-align="middle" draw:auto-grow-height="false" fo:min-height="0.121cm" fo:min-width="0.427cm"/>
    </style:style>
    <style:style style:name="gr8" style:family="graphic" style:parent-style-name="standard">
      <style:graphic-properties svg:stroke-color="#000000" draw:fill-color="#cc00cc" draw:opacity="100%" draw:textarea-horizontal-align="justify" draw:textarea-vertical-align="middle" draw:auto-grow-height="false" fo:min-height="0.121cm" fo:min-width="0.427cm"/>
    </style:style>
    <style:style style:name="gr9" style:family="graphic" style:parent-style-name="standard">
      <style:graphic-properties svg:stroke-color="#000000" draw:fill-color="#990099" draw:opacity="100%" draw:textarea-horizontal-align="justify" draw:textarea-vertical-align="middle" draw:auto-grow-height="false" fo:min-height="0.12cm" fo:min-width="0.427cm"/>
    </style:style>
    <style:style style:name="gr10" style:family="graphic" style:parent-style-name="standard">
      <style:graphic-properties svg:stroke-color="#000000" draw:fill="solid" draw:fill-color="#ff99ff" draw:opacity="100%" draw:textarea-horizontal-align="justify" draw:textarea-vertical-align="middle" draw:auto-grow-height="false" fo:min-height="0.12cm" fo:min-width="0.427cm"/>
    </style:style>
    <style:style style:name="gr11" style:family="graphic" style:parent-style-name="standard">
      <style:graphic-properties svg:stroke-color="#000000" draw:fill-color="#ff66ff" draw:opacity="100%" draw:textarea-horizontal-align="justify" draw:textarea-vertical-align="middle" draw:auto-grow-height="false" fo:min-height="0.12cm" fo:min-width="0.427cm"/>
    </style:style>
    <style:style style:name="gr12" style:family="graphic" style:parent-style-name="standard">
      <style:graphic-properties svg:stroke-color="#000000" draw:fill-color="#ff00ff" draw:opacity="100%" draw:textarea-horizontal-align="justify" draw:textarea-vertical-align="middle" draw:auto-grow-height="false" fo:min-height="0.12cm" fo:min-width="0.427cm"/>
    </style:style>
    <style:style style:name="gr1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323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322cm" fo:min-width="0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324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838cm" fo:min-width="1.94cm"/>
    </style:style>
    <style:style style:name="gr19" style:family="graphic" style:parent-style-name="standard">
      <style:graphic-properties svg:stroke-color="#000000" draw:fill="solid" draw:fill-color="#ff99ff" draw:opacity="100%" draw:textarea-horizontal-align="justify" draw:textarea-vertical-align="middle" draw:auto-grow-height="false" fo:min-height="0.118cm" fo:min-width="0.42cm"/>
    </style:style>
    <style:style style:name="gr20" style:family="graphic" style:parent-style-name="standard">
      <style:graphic-properties svg:stroke-color="#000000" draw:fill-color="#ff66ff" draw:opacity="100%" draw:textarea-horizontal-align="justify" draw:textarea-vertical-align="middle" draw:auto-grow-height="false" fo:min-height="0.118cm" fo:min-width="0.42cm"/>
    </style:style>
    <style:style style:name="gr21" style:family="graphic" style:parent-style-name="standard">
      <style:graphic-properties svg:stroke-color="#000000" draw:fill-color="#ff00ff" draw:opacity="100%" draw:textarea-horizontal-align="justify" draw:textarea-vertical-align="middle" draw:auto-grow-height="false" fo:min-height="0.118cm" fo:min-width="0.42cm"/>
    </style:style>
    <style:style style:name="gr22" style:family="graphic" style:parent-style-name="standard">
      <style:graphic-properties svg:stroke-color="#000000" draw:fill-color="#cc00cc" draw:opacity="100%" draw:textarea-horizontal-align="justify" draw:textarea-vertical-align="middle" draw:auto-grow-height="false" fo:min-height="0.118cm" fo:min-width="0.42cm"/>
    </style:style>
    <style:style style:name="gr23" style:family="graphic" style:parent-style-name="standard">
      <style:graphic-properties svg:stroke-color="#000000" draw:fill-color="#990099" draw:opacity="100%" draw:textarea-horizontal-align="justify" draw:textarea-vertical-align="middle" draw:auto-grow-height="false" fo:min-height="0.118cm" fo:min-width="0.42cm"/>
    </style:style>
    <style:style style:name="gr24" style:family="graphic" style:parent-style-name="standard">
      <style:graphic-properties svg:stroke-color="#000000" draw:fill="solid" draw:fill-color="#ff99ff" draw:opacity="100%" draw:textarea-horizontal-align="justify" draw:textarea-vertical-align="middle" draw:auto-grow-height="false" fo:min-height="0.118cm" fo:min-width="0.421cm"/>
    </style:style>
    <style:style style:name="gr25" style:family="graphic" style:parent-style-name="standard">
      <style:graphic-properties svg:stroke-color="#000000" draw:fill-color="#ff66ff" draw:opacity="100%" draw:textarea-horizontal-align="justify" draw:textarea-vertical-align="middle" draw:auto-grow-height="false" fo:min-height="0.118cm" fo:min-width="0.421cm"/>
    </style:style>
    <style:style style:name="gr26" style:family="graphic" style:parent-style-name="standard">
      <style:graphic-properties svg:stroke-color="#000000" draw:fill-color="#ff00ff" draw:opacity="100%" draw:textarea-horizontal-align="justify" draw:textarea-vertical-align="middle" draw:auto-grow-height="false" fo:min-height="0.118cm" fo:min-width="0.421cm"/>
    </style:style>
    <style:style style:name="gr27" style:family="graphic" style:parent-style-name="standard">
      <style:graphic-properties svg:stroke-color="#000000" draw:fill-color="#cc00cc" draw:opacity="100%" draw:textarea-horizontal-align="justify" draw:textarea-vertical-align="middle" draw:auto-grow-height="false" fo:min-height="0.118cm" fo:min-width="0.421cm"/>
    </style:style>
    <style:style style:name="gr28" style:family="graphic" style:parent-style-name="standard">
      <style:graphic-properties svg:stroke-color="#000000" draw:fill-color="#990099" draw:opacity="100%" draw:textarea-horizontal-align="justify" draw:textarea-vertical-align="middle" draw:auto-grow-height="false" fo:min-height="0.118cm" fo:min-width="0.42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318cm" fo:min-width="0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319cm" fo:min-width="0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1.821cm" fo:min-width="1.922cm"/>
    </style:style>
    <style:style style:name="gr3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365cm" fo:min-width="4.285cm"/>
    </style:style>
    <style:style style:name="gr33" style:family="graphic" style:parent-style-name="standard">
      <style:graphic-properties svg:stroke-color="#000000" draw:fill="solid" draw:fill-color="#ff99ff" draw:opacity="100%" draw:textarea-horizontal-align="justify" draw:textarea-vertical-align="middle" draw:auto-grow-height="false" fo:min-height="0.15cm" fo:min-width="0.5cm"/>
    </style:style>
    <style:style style:name="gr34" style:family="graphic" style:parent-style-name="standard">
      <style:graphic-properties svg:stroke-color="#000000" draw:fill-color="#ff66ff" draw:opacity="100%" draw:textarea-horizontal-align="justify" draw:textarea-vertical-align="middle" draw:auto-grow-height="false" fo:min-height="0.15cm" fo:min-width="0.5cm"/>
    </style:style>
    <style:style style:name="gr35" style:family="graphic" style:parent-style-name="standard">
      <style:graphic-properties svg:stroke-color="#000000" draw:fill-color="#ff00ff" draw:opacity="100%" draw:textarea-horizontal-align="justify" draw:textarea-vertical-align="middle" draw:auto-grow-height="false" fo:min-height="0.15cm" fo:min-width="0.5cm"/>
    </style:style>
    <style:style style:name="gr36" style:family="graphic" style:parent-style-name="standard">
      <style:graphic-properties svg:stroke-color="#000000" draw:fill-color="#cc00cc" draw:opacity="100%" draw:textarea-horizontal-align="justify" draw:textarea-vertical-align="middle" draw:auto-grow-height="false" fo:min-height="0.15cm" fo:min-width="0.5cm"/>
    </style:style>
    <style:style style:name="gr37" style:family="graphic" style:parent-style-name="standard">
      <style:graphic-properties svg:stroke-color="#000000" draw:fill-color="#990099" draw:opacity="100%" draw:textarea-horizontal-align="justify" draw:textarea-vertical-align="middle" draw:auto-grow-height="false" fo:min-height="0.15cm" fo:min-width="0.5cm"/>
    </style:style>
    <style:style style:name="gr38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542cm"/>
    </style:style>
    <style:style style:name="gr40" style:family="graphic" style:parent-style-name="standard">
      <style:graphic-properties draw:stroke="none" svg:stroke-color="#000000" draw:fill="none" draw:fill-color="#ffffff" fo:min-height="0.475cm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384cm" fo:min-width="15.44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999999" draw:fill-color="#000000" draw:textarea-horizontal-align="justify" draw:textarea-vertical-align="middle" draw:auto-grow-height="false" fo:min-height="0.743cm" fo:min-width="0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998cm" fo:min-width="15.448cm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28cm" svg:stroke-color="#999999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45" style:family="graphic" style:parent-style-name="objectwithoutfill">
      <style:graphic-properties draw:stroke="solid" svg:stroke-width="0.028cm" svg:stroke-color="#999999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46" style:family="graphic" style:parent-style-name="standard">
      <style:graphic-properties draw:stroke="none" svg:stroke-color="#000000" draw:fill="none" draw:fill-color="#ffffff" fo:min-height="0.47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solid" draw:fill-color="#ff99ff" draw:opacity="100%"/>
      <style:paragraph-properties fo:text-align="center"/>
    </style:style>
    <style:style style:name="P4" style:family="paragraph">
      <loext:graphic-properties draw:fill-color="#ff66ff" draw:opacity="100%"/>
      <style:paragraph-properties fo:text-align="center"/>
    </style:style>
    <style:style style:name="P5" style:family="paragraph">
      <loext:graphic-properties draw:fill-color="#ff00ff" draw:opacity="100%"/>
      <style:paragraph-properties fo:text-align="center"/>
    </style:style>
    <style:style style:name="P6" style:family="paragraph">
      <loext:graphic-properties draw:fill-color="#cc00cc" draw:opacity="100%"/>
      <style:paragraph-properties fo:text-align="center"/>
    </style:style>
    <style:style style:name="P7" style:family="paragraph">
      <loext:graphic-properties draw:fill-color="#990099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 draw:opacity="70%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cm" svg:height="0.496cm" svg:x="15.8cm" svg:y="3.5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frame draw:style-name="gr2" draw:text-style-name="P2" draw:layer="layout" svg:width="6.7cm" svg:height="1.207cm" svg:x="4.113cm" svg:y="5.293cm">
            <draw:text-box>
              <text:p text:style-name="P1"><text:span text:style-name="T1">frequency modulation </text:span><text:span text:style-name="T1"><text:line-break/></text:span><text:span text:style-name="T1">through mask spectrum</text:span></text:p>
            </draw:text-box>
          </draw:frame>
          <draw:g>
            <draw:g>
              <draw:custom-shape draw:style-name="gr3" draw:text-style-name="P3" draw:layer="layout" svg:width="0.927cm" svg:height="0.371cm" svg:x="5.866cm" svg:y="2.5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4" draw:layer="layout" svg:width="0.927cm" svg:height="0.371cm" svg:x="5.866cm" svg:y="2.884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927cm" svg:height="0.371cm" svg:x="5.866cm" svg:y="3.25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layout" svg:width="0.927cm" svg:height="0.37cm" svg:x="5.866cm" svg:y="3.626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927cm" svg:height="0.371cm" svg:x="5.866cm" svg:y="3.9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3" draw:layer="layout" svg:width="0.927cm" svg:height="0.371cm" svg:x="6.793cm" svg:y="2.1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4" draw:layer="layout" svg:width="0.927cm" svg:height="0.371cm" svg:x="6.793cm" svg:y="2.514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927cm" svg:height="0.371cm" svg:x="6.793cm" svg:y="2.885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6" draw:layer="layout" svg:width="0.927cm" svg:height="0.371cm" svg:x="6.793cm" svg:y="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7" draw:layer="layout" svg:width="0.927cm" svg:height="0.37cm" svg:x="6.793cm" svg:y="3.62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3" draw:layer="layout" svg:width="0.927cm" svg:height="0.37cm" svg:x="7.72cm" svg:y="1.7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4" draw:layer="layout" svg:width="0.927cm" svg:height="0.371cm" svg:x="7.72cm" svg:y="2.143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927cm" svg:height="0.371cm" svg:x="7.72cm" svg:y="2.514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6" draw:layer="layout" svg:width="0.927cm" svg:height="0.371cm" svg:x="7.72cm" svg:y="2.885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927cm" svg:height="0.371cm" svg:x="7.72cm" svg:y="3.25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3" draw:layer="layout" svg:width="0.927cm" svg:height="0.371cm" svg:x="8.647cm" svg:y="1.3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4" draw:layer="layout" svg:width="0.927cm" svg:height="0.37cm" svg:x="8.647cm" svg:y="1.773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927cm" svg:height="0.371cm" svg:x="8.647cm" svg:y="2.143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6" draw:layer="layout" svg:width="0.927cm" svg:height="0.371cm" svg:x="8.647cm" svg:y="2.51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927cm" svg:height="0.371cm" svg:x="8.647cm" svg:y="2.88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3" draw:layer="layout" svg:width="0.927cm" svg:height="0.371cm" svg:x="4.939cm" svg:y="2.8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4" draw:layer="layout" svg:width="0.927cm" svg:height="0.371cm" svg:x="4.939cm" svg:y="3.25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5" draw:layer="layout" svg:width="0.927cm" svg:height="0.37cm" svg:x="4.939cm" svg:y="3.626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6" draw:layer="layout" svg:width="0.927cm" svg:height="0.371cm" svg:x="4.939cm" svg:y="3.996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7" draw:layer="layout" svg:width="0.927cm" svg:height="0.371cm" svg:x="4.939cm" svg:y="4.367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3" draw:text-style-name="P8" draw:layer="layout" svg:x1="4.8cm" svg:y1="3.074cm" svg:x2="10.362cm" svg:y2="3.075cm">
              <text:p/>
            </draw:line>
            <draw:line draw:style-name="gr13" draw:text-style-name="P8" draw:layer="layout" svg:x1="7.264cm" svg:y1="4.284cm" svg:x2="7.264cm" svg:y2="1.314cm">
              <text:p/>
            </draw:line>
            <draw:line draw:style-name="gr14" draw:text-style-name="P8" draw:layer="layout" svg:x1="4.5cm" svg:y1="3.999cm" svg:x2="9.74cm" svg:y2="2.239cm">
              <text:p/>
            </draw:line>
            <draw:custom-shape draw:style-name="gr15" draw:text-style-name="P9" draw:layer="layout" svg:width="0.11cm" svg:height="0.605cm" svg:x="6.284cm" svg:y="2.764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5" draw:text-style-name="P9" draw:layer="layout" svg:width="0.109cm" svg:height="0.605cm" svg:x="5.34cm" svg:y="3.091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6" draw:text-style-name="P9" draw:layer="layout" svg:width="0.111cm" svg:height="0.604cm" svg:x="7.208cm" svg:y="2.47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5" draw:text-style-name="P9" draw:layer="layout" svg:width="0.11cm" svg:height="0.605cm" svg:x="9.079cm" svg:y="1.831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7" draw:text-style-name="P9" draw:layer="layout" svg:width="0.11cm" svg:height="0.606cm" svg:x="8.141cm" svg:y="2.139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1" draw:text-style-name="P1" draw:layer="layout" svg:width="0.486cm" svg:height="0.499cm" svg:x="6.724cm" svg:y="1c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style-name="gr1" draw:text-style-name="P1" draw:layer="layout" svg:width="0.503cm" svg:height="0.499cm" svg:x="10.023cm" svg:y="3.23c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custom-shape draw:style-name="gr18" draw:text-style-name="P9" draw:layer="layout" svg:width="2.44cm" svg:height="2.088cm" draw:transform="rotate (-1.32627569859049) translate (9.668cm 1.347cm)">
              <text:p/>
              <draw:enhanced-geometry svg:viewBox="0 0 21600 21600" draw:type="block-arc" draw:modifiers="-105.094141394868 10222.7317262044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frame draw:style-name="gr1" draw:text-style-name="P1" draw:layer="layout" svg:width="0.452cm" svg:height="0.22cm" svg:x="9.548cm" svg:y="2.571c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g>
              <draw:g>
                <draw:custom-shape draw:style-name="gr19" draw:text-style-name="P3" draw:layer="layout" svg:width="0.92cm" svg:height="0.368cm" svg:x="11.835cm" svg:y="2.5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4" draw:layer="layout" svg:width="0.92cm" svg:height="0.368cm" svg:x="11.835cm" svg:y="2.88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5" draw:layer="layout" svg:width="0.92cm" svg:height="0.368cm" svg:x="11.835cm" svg:y="3.25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2" draw:text-style-name="P6" draw:layer="layout" svg:width="0.92cm" svg:height="0.368cm" svg:x="11.835cm" svg:y="3.6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3" draw:text-style-name="P7" draw:layer="layout" svg:width="0.92cm" svg:height="0.368cm" svg:x="11.835cm" svg:y="3.9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9" draw:text-style-name="P3" draw:layer="layout" svg:width="0.92cm" svg:height="0.368cm" svg:x="12.755cm" svg:y="2.14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4" draw:layer="layout" svg:width="0.92cm" svg:height="0.368cm" svg:x="12.755cm" svg:y="2.5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5" draw:layer="layout" svg:width="0.92cm" svg:height="0.368cm" svg:x="12.755cm" svg:y="2.88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2" draw:text-style-name="P6" draw:layer="layout" svg:width="0.92cm" svg:height="0.368cm" svg:x="12.755cm" svg:y="3.25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3" draw:text-style-name="P7" draw:layer="layout" svg:width="0.92cm" svg:height="0.368cm" svg:x="12.755cm" svg:y="3.623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24" draw:text-style-name="P3" draw:layer="layout" svg:width="0.921cm" svg:height="0.368cm" svg:x="13.675cm" svg:y="1.77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4" draw:layer="layout" svg:width="0.921cm" svg:height="0.368cm" svg:x="13.675cm" svg:y="2.15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6" draw:text-style-name="P5" draw:layer="layout" svg:width="0.921cm" svg:height="0.368cm" svg:x="13.675cm" svg:y="2.5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7" draw:text-style-name="P6" draw:layer="layout" svg:width="0.921cm" svg:height="0.368cm" svg:x="13.675cm" svg:y="2.88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8" draw:text-style-name="P7" draw:layer="layout" svg:width="0.921cm" svg:height="0.368cm" svg:x="13.675cm" svg:y="3.255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9" draw:text-style-name="P3" draw:layer="layout" svg:width="0.92cm" svg:height="0.368cm" svg:x="14.596cm" svg:y="1.4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4" draw:layer="layout" svg:width="0.92cm" svg:height="0.368cm" svg:x="14.596cm" svg:y="1.78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5" draw:layer="layout" svg:width="0.92cm" svg:height="0.368cm" svg:x="14.596cm" svg:y="2.15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2" draw:text-style-name="P6" draw:layer="layout" svg:width="0.92cm" svg:height="0.368cm" svg:x="14.596cm" svg:y="2.5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3" draw:text-style-name="P7" draw:layer="layout" svg:width="0.92cm" svg:height="0.368cm" svg:x="14.596cm" svg:y="2.88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19" draw:text-style-name="P3" draw:layer="layout" svg:width="0.92cm" svg:height="0.368cm" svg:x="10.915cm" svg:y="2.8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4" draw:layer="layout" svg:width="0.92cm" svg:height="0.368cm" svg:x="10.915cm" svg:y="3.25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5" draw:layer="layout" svg:width="0.92cm" svg:height="0.368cm" svg:x="10.915cm" svg:y="3.62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2" draw:text-style-name="P6" draw:layer="layout" svg:width="0.92cm" svg:height="0.368cm" svg:x="10.915cm" svg:y="3.9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3" draw:text-style-name="P7" draw:layer="layout" svg:width="0.92cm" svg:height="0.368cm" svg:x="10.915cm" svg:y="4.35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line draw:style-name="gr13" draw:text-style-name="P8" draw:layer="layout" svg:x1="10.777cm" svg:y1="3.063cm" svg:x2="16.206cm" svg:y2="3.064cm">
              <text:p/>
            </draw:line>
            <draw:line draw:style-name="gr14" draw:text-style-name="P8" draw:layer="layout" svg:x1="10.777cm" svg:y1="3.883cm" svg:x2="15.977cm" svg:y2="2.136cm">
              <text:p/>
            </draw:line>
            <draw:custom-shape draw:style-name="gr29" draw:text-style-name="P9" draw:layer="layout" svg:width="0.11cm" svg:height="0.6cm" svg:x="12.25cm" svg:y="2.756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0" draw:text-style-name="P9" draw:layer="layout" svg:width="0.108cm" svg:height="0.601cm" svg:x="11.313cm" svg:y="3.08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9" draw:text-style-name="P9" draw:layer="layout" svg:width="0.109cm" svg:height="0.6cm" svg:x="13.168cm" svg:y="2.463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9" draw:text-style-name="P9" draw:layer="layout" svg:width="0.109cm" svg:height="0.6cm" svg:x="15.024cm" svg:y="1.83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0" draw:text-style-name="P9" draw:layer="layout" svg:width="0.11cm" svg:height="0.601cm" svg:x="14.093cm" svg:y="2.136cm">
              <text:p/>
              <draw:enhanced-geometry svg:viewBox="0 0 21600 21600" draw:text-areas="?f0 ?f7 ?f2 21600" draw:type="up-arrow" draw:modifiers="3727.5204359673 7307.46268656716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1" draw:text-style-name="P9" draw:layer="layout" svg:width="2.422cm" svg:height="2.071cm" draw:transform="rotate (-1.32627569859049) translate (15.636cm 1.434cm)">
              <text:p/>
              <draw:enhanced-geometry svg:viewBox="0 0 21600 21600" draw:type="block-arc" draw:modifiers="-105.094141394868 10222.7317262044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g>
              <draw:custom-shape draw:style-name="gr32" draw:text-style-name="P10" draw:layer="layout" svg:width="4.785cm" svg:height="1.615cm" draw:transform="skewX (0.00191986217719376) rotate (-3.1398473243378) translate (15.7cm 4.86cm)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32" draw:text-style-name="P10" draw:layer="layout" svg:width="4.785cm" svg:height="1.615cm" draw:transform="skewX (0.00191986217719376) rotate (-3.1398473243378) translate (15.685cm 2.882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frame draw:style-name="gr1" draw:text-style-name="P1" draw:layer="layout" svg:width="0.448cm" svg:height="0.218cm" svg:x="15.49cm" svg:y="2.565c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g>
              <draw:line draw:style-name="gr13" draw:text-style-name="P8" draw:layer="layout" svg:x1="13.222cm" svg:y1="4.265cm" svg:x2="13.222cm" svg:y2="1.317cm">
                <text:p/>
              </draw:line>
              <draw:frame draw:style-name="gr1" draw:text-style-name="P1" draw:layer="layout" svg:width="0.483cm" svg:height="0.496cm" svg:x="12.686cm" svg:y="1.005cm">
                <loext:p/>
                <draw:object xlink:href="./Object 6" xlink:type="simple" xlink:show="embed" xlink:actuate="onLoad"/>
                <draw:image xlink:href="./ObjectReplacements/Object 6" xlink:type="simple" xlink:show="embed" xlink:actuate="onLoad"/>
              </draw:frame>
            </draw:g>
            <draw:frame draw:style-name="gr2" draw:text-style-name="P11" draw:layer="layout" svg:width="4.8cm" svg:height="1.207cm" svg:x="11.1cm" svg:y="5.222cm">
              <draw:text-box>
                <text:p text:style-name="P1"><text:span text:style-name="T2">image sensor acquisition</text:span></text:p>
              </draw:text-box>
            </draw:frame>
            <draw:g>
              <draw:custom-shape draw:style-name="gr33" draw:text-style-name="P3" draw:layer="layout" svg:width="1cm" svg:height="0.4cm" svg:x="2.015cm" svg:y="2.0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4" draw:layer="layout" svg:width="1cm" svg:height="0.4cm" svg:x="2.015cm" svg:y="2.432cm">
                <text:p/>
                <draw:enhanced-geometry svg:viewBox="0 0 21600 21600" draw:type="rectangle" draw:enhanced-path="M 0 0 L 21600 0 21600 21600 0 21600 0 0 Z N"/>
              </draw:custom-shape>
              <draw:custom-shape draw:style-name="gr35" draw:text-style-name="P5" draw:layer="layout" svg:width="1cm" svg:height="0.4cm" svg:x="2.015cm" svg:y="2.832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6" draw:layer="layout" svg:width="1cm" svg:height="0.4cm" svg:x="2.015cm" svg:y="3.232cm">
                <text:p/>
                <draw:enhanced-geometry svg:viewBox="0 0 21600 21600" draw:type="rectangle" draw:enhanced-path="M 0 0 L 21600 0 21600 21600 0 21600 0 0 Z N"/>
              </draw:custom-shape>
              <draw:custom-shape draw:style-name="gr37" draw:text-style-name="P7" draw:layer="layout" svg:width="1cm" svg:height="0.4cm" svg:x="2.015cm" svg:y="3.632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3" draw:text-style-name="P8" draw:layer="layout" svg:x1="0.857cm" svg:y1="3.029cm" svg:x2="4.357cm" svg:y2="3.036cm">
              <text:p/>
            </draw:line>
            <draw:line draw:style-name="gr13" draw:text-style-name="P8" draw:layer="layout" svg:x1="2.514cm" svg:y1="4.343cm" svg:x2="2.514cm" svg:y2="1.14cm">
              <text:p/>
            </draw:line>
            <draw:frame draw:style-name="gr1" draw:text-style-name="P1" draw:layer="layout" svg:width="0.525cm" svg:height="0.539cm" svg:x="1.932cm" svg:y="0.801c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  <draw:frame draw:style-name="gr1" draw:text-style-name="P1" draw:layer="layout" svg:width="0.543cm" svg:height="0.539cm" svg:x="4.057cm" svg:y="3.09c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  <draw:line draw:style-name="gr38" draw:text-style-name="P8" draw:layer="layout" svg:x1="2.5cm" svg:y1="4.329cm" svg:x2="3.027cm" svg:y2="4.329cm">
              <text:p/>
            </draw:line>
            <draw:frame draw:style-name="gr1" draw:text-style-name="P1" draw:layer="layout" svg:width="1.101cm" svg:height="0.539cm" svg:x="2.499cm" svg:y="4.39c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line draw:style-name="gr38" draw:text-style-name="P8" draw:layer="layout" svg:x1="3.13cm" svg:y1="4.041cm" svg:x2="3.13cm" svg:y2="3.624cm">
              <text:p/>
            </draw:line>
            <draw:frame draw:style-name="gr1" draw:text-style-name="P1" draw:layer="layout" svg:width="0.856cm" svg:height="0.539cm" svg:x="3.1cm" svg:y="3.59cm">
              <lo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line draw:style-name="gr38" draw:text-style-name="P8" draw:layer="layout" svg:x1="1.896cm" svg:y1="2.015cm" svg:x2="1.896cm" svg:y2="3.036cm">
              <text:p/>
            </draw:line>
            <draw:frame draw:style-name="gr1" draw:text-style-name="P1" draw:layer="layout" svg:width="1.083cm" svg:height="0.539cm" svg:x="0.817cm" svg:y="2.229cm">
              <lo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  <draw:frame draw:style-name="gr2" draw:text-style-name="P12" draw:layer="layout" svg:width="3.8cm" svg:height="1.207cm" svg:x="0.7cm" svg:y="5.229cm">
              <draw:text-box>
                <text:p text:style-name="P1"><text:span text:style-name="T1">bandlimited</text:span><text:span text:style-name="T1"><text:line-break/></text:span><text:span text:style-name="T1">light field</text:span></text:p>
              </draw:text-box>
            </draw:frame>
          </draw:g>
        </draw:g>
        <draw:frame draw:style-name="gr39" draw:text-style-name="P11" draw:layer="layout" svg:width="14cm" svg:height="0.792cm" svg:x="0.2cm" svg:y="6.808cm">
          <draw:text-box>
            <text:p><text:span text:style-name="T2">Light field reconstruction through spectral reshaping</text:span></text:p>
          </draw:text-box>
        </draw:frame>
        <draw:frame draw:style-name="gr40" draw:text-style-name="P14" draw:layer="layout" svg:width="10cm" svg:height="0.725cm" svg:x="0.2cm" svg:y="0.1cm">
          <draw:text-box>
            <text:p text:style-name="P13"><text:span text:style-name="T2">Ray tracing simulation</text:span></text:p>
          </draw:text-box>
        </draw:frame>
        <draw:custom-shape draw:style-name="gr41" draw:text-style-name="P8" draw:layer="layout" svg:width="16cm" svg:height="5.686cm" svg:x="0.4cm" svg:y="0.7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0.8cm" svg:height="1.2cm" svg:x="15.013cm" svg:y="6.4cm">
          <text:p/>
          <draw:enhanced-geometry svg:viewBox="0 0 21600 21600" draw:text-areas="?f0 0 ?f2 ?f5" draw:type="down-arrow" draw:modifiers="12299.0881458967 6471.910112359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43" draw:text-style-name="P8" draw:layer="layout" svg:width="16cm" svg:height="4.3cm" svg:x="0.4cm" svg:y="7.6cm">
            <text:p/>
            <draw:enhanced-geometry svg:viewBox="0 0 21600 21600" draw:type="rectangle" draw:enhanced-path="M 0 0 L 21600 0 21600 21600 0 21600 0 0 Z N"/>
          </draw:custom-shape>
          <draw:g>
            <draw:connector draw:style-name="gr44" draw:text-style-name="P8" draw:layer="layout" draw:type="lines" draw:line-skew="0.132cm" svg:x1="6.25cm" svg:y1="10.579cm" svg:x2="11.05cm" svg:y2="11.187cm" draw:start-shape="id1" draw:start-glue-point="2" draw:end-shape="id2" draw:end-glue-point="3" svg:d="M6250 10579v633l4299-25h501" svg:viewBox="0 0 4801 634">
              <text:p/>
            </draw:connector>
            <draw:connector draw:style-name="gr44" draw:text-style-name="P8" draw:layer="layout" draw:type="lines" draw:line-skew="-0.268cm" svg:x1="5.25cm" svg:y1="10.579cm" svg:x2="11.05cm" svg:y2="10.787cm" draw:start-shape="id3" draw:start-glue-point="2" draw:end-shape="id4" draw:end-glue-point="3" svg:d="M5250 10579v233l5299-25h501" svg:viewBox="0 0 5801 234">
              <text:p/>
            </draw:connector>
            <draw:connector draw:style-name="gr45" draw:text-style-name="P8" draw:layer="layout" draw:line-skew="0.434cm" svg:x1="4.25cm" svg:y1="10.179cm" svg:x2="11.05cm" svg:y2="10.387cm" draw:start-shape="id5" draw:start-glue-point="0" draw:end-shape="id6" draw:end-glue-point="3" svg:d="M4250 10179v-67h3650v275h3150" svg:viewBox="0 0 6801 276">
              <text:p/>
            </draw:connector>
            <draw:connector draw:style-name="gr45" draw:text-style-name="P8" draw:layer="layout" draw:line-skew="0.304cm 0.9cm" svg:x1="3.25cm" svg:y1="10.179cm" svg:x2="11.05cm" svg:y2="9.987cm" draw:start-shape="id7" draw:start-glue-point="0" draw:end-shape="id8" draw:end-glue-point="3" svg:d="M3250 10179v-197h5050v5h2750" svg:viewBox="0 0 7801 198">
              <text:p/>
            </draw:connector>
            <draw:connector draw:style-name="gr45" draw:text-style-name="P8" draw:layer="layout" svg:x1="2.25cm" svg:y1="10.179cm" svg:x2="11.05cm" svg:y2="9.587cm" draw:start-shape="id9" draw:start-glue-point="0" draw:end-shape="id10" svg:d="M2250 10179v-592h8800" svg:viewBox="0 0 8801 593">
              <text:p/>
            </draw:connector>
            <draw:g>
              <draw:g>
                <draw:custom-shape draw:style-name="gr33" draw:text-style-name="P3" xml:id="id10" draw:id="id10" draw:layer="layout" svg:width="1cm" svg:height="0.4cm" svg:x="11.05cm" svg:y="9.38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" xml:id="id8" draw:id="id8" draw:layer="layout" svg:width="1cm" svg:height="0.4cm" svg:x="11.05cm" svg:y="9.78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5" draw:text-style-name="P5" xml:id="id6" draw:id="id6" draw:layer="layout" svg:width="1cm" svg:height="0.4cm" svg:x="11.05cm" svg:y="10.18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6" xml:id="id4" draw:id="id4" draw:layer="layout" svg:width="1cm" svg:height="0.4cm" svg:x="11.05cm" svg:y="10.58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7" draw:text-style-name="P7" xml:id="id2" draw:id="id2" draw:layer="layout" svg:width="1cm" svg:height="0.4cm" svg:x="11.05cm" svg:y="10.987cm">
                  <text:p/>
                  <draw:enhanced-geometry svg:viewBox="0 0 21600 21600" draw:type="rectangle" draw:enhanced-path="M 0 0 L 21600 0 21600 21600 0 21600 0 0 Z N"/>
                </draw:custom-shape>
                <draw:line draw:style-name="gr13" draw:text-style-name="P8" draw:layer="layout" svg:x1="8.9cm" svg:y1="10.379cm" svg:x2="15.2cm" svg:y2="10.381cm">
                  <text:p/>
                </draw:line>
                <draw:frame draw:style-name="gr1" draw:text-style-name="P1" draw:layer="layout" svg:width="0.543cm" svg:height="0.539cm" svg:x="14.857cm" svg:y="10.581cm">
                  <loext:p/>
                  <draw:object xlink:href="./Object 12" xlink:type="simple" xlink:show="embed" xlink:actuate="onLoad"/>
                  <draw:image xlink:href="./ObjectReplacements/Object 12" xlink:type="simple" xlink:show="embed" xlink:actuate="onLoad"/>
                </draw:frame>
                <draw:g>
                  <draw:line draw:style-name="gr13" draw:text-style-name="P8" draw:layer="layout" svg:x1="11.557cm" svg:y1="11.684cm" svg:x2="11.557cm" svg:y2="8.481cm">
                    <text:p/>
                  </draw:line>
                  <draw:frame draw:style-name="gr1" draw:text-style-name="P1" draw:layer="layout" svg:width="0.525cm" svg:height="0.539cm" svg:x="10.975cm" svg:y="8.142cm">
                    <loext:p/>
                    <draw:object xlink:href="./Object 13" xlink:type="simple" xlink:show="embed" xlink:actuate="onLoad"/>
                    <draw:image xlink:href="./ObjectReplacements/Object 13" xlink:type="simple" xlink:show="embed" xlink:actuate="onLoad"/>
                  </draw:frame>
                </draw:g>
              </draw:g>
              <draw:g>
                <draw:frame draw:style-name="gr46" draw:text-style-name="P12" draw:layer="layout" svg:width="0.3cm" svg:height="0.729cm" svg:x="11.374cm" svg:y="9.245cm">
                  <draw:text-box>
                    <text:p><text:span text:style-name="T1">1</text:span></text:p>
                  </draw:text-box>
                </draw:frame>
                <draw:frame draw:style-name="gr46" draw:text-style-name="P12" draw:layer="layout" svg:width="0.3cm" svg:height="0.729cm" svg:x="11.4cm" svg:y="9.655cm">
                  <draw:text-box>
                    <text:p><text:span text:style-name="T1">2</text:span></text:p>
                  </draw:text-box>
                </draw:frame>
                <draw:frame draw:style-name="gr46" draw:text-style-name="P12" draw:layer="layout" svg:width="0.3cm" svg:height="0.729cm" svg:x="11.4cm" svg:y="10.055cm">
                  <draw:text-box>
                    <text:p><text:span text:style-name="T1">3</text:span></text:p>
                  </draw:text-box>
                </draw:frame>
                <draw:frame draw:style-name="gr46" draw:text-style-name="P12" draw:layer="layout" svg:width="0.3cm" svg:height="0.729cm" svg:x="11.4cm" svg:y="10.455cm">
                  <draw:text-box>
                    <text:p><text:span text:style-name="T1">4</text:span></text:p>
                  </draw:text-box>
                </draw:frame>
                <draw:frame draw:style-name="gr46" draw:text-style-name="P12" draw:layer="layout" svg:width="0.3cm" svg:height="0.729cm" svg:x="11.4cm" svg:y="10.83cm">
                  <draw:text-box>
                    <text:p><text:span text:style-name="T1">5</text:span></text:p>
                  </draw:text-box>
                </draw:frame>
              </draw:g>
            </draw:g>
            <draw:g>
              <draw:g>
                <draw:custom-shape draw:style-name="gr33" draw:text-style-name="P3" xml:id="id9" draw:id="id9" draw:layer="layout" svg:width="1cm" svg:height="0.4cm" svg:x="1.75cm" svg:y="10.1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" xml:id="id7" draw:id="id7" draw:layer="layout" svg:width="1cm" svg:height="0.4cm" svg:x="2.75cm" svg:y="10.17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5" draw:text-style-name="P5" xml:id="id5" draw:id="id5" draw:layer="layout" svg:width="1cm" svg:height="0.4cm" svg:x="3.75cm" svg:y="10.17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6" draw:text-style-name="P6" xml:id="id3" draw:id="id3" draw:layer="layout" svg:width="1cm" svg:height="0.4cm" svg:x="4.75cm" svg:y="10.17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7" draw:text-style-name="P7" xml:id="id1" draw:id="id1" draw:layer="layout" svg:width="1cm" svg:height="0.4cm" svg:x="5.75cm" svg:y="10.179cm">
                  <text:p/>
                  <draw:enhanced-geometry svg:viewBox="0 0 21600 21600" draw:type="rectangle" draw:enhanced-path="M 0 0 L 21600 0 21600 21600 0 21600 0 0 Z N"/>
                </draw:custom-shape>
                <draw:line draw:style-name="gr13" draw:text-style-name="P8" draw:layer="layout" svg:x1="1.5cm" svg:y1="10.373cm" svg:x2="7.8cm" svg:y2="10.375cm">
                  <text:p/>
                </draw:line>
                <draw:frame draw:style-name="gr1" draw:text-style-name="P1" draw:layer="layout" svg:width="0.543cm" svg:height="0.539cm" svg:x="7.557cm" svg:y="10.573cm">
                  <loext:p/>
                  <draw:object xlink:href="./Object 14" xlink:type="simple" xlink:show="embed" xlink:actuate="onLoad"/>
                  <draw:image xlink:href="./ObjectReplacements/Object 14" xlink:type="simple" xlink:show="embed" xlink:actuate="onLoad"/>
                </draw:frame>
              </draw:g>
              <draw:g>
                <draw:line draw:style-name="gr13" draw:text-style-name="P8" draw:layer="layout" svg:x1="4.244cm" svg:y1="11.242cm" svg:x2="4.244cm" svg:y2="8.039cm">
                  <text:p/>
                </draw:line>
                <draw:frame draw:style-name="gr1" draw:text-style-name="P1" draw:layer="layout" svg:width="0.525cm" svg:height="0.539cm" svg:x="3.662cm" svg:y="7.7cm">
                  <loext:p/>
                  <draw:object xlink:href="./Object 15" xlink:type="simple" xlink:show="embed" xlink:actuate="onLoad"/>
                  <draw:image xlink:href="./ObjectReplacements/Object 15" xlink:type="simple" xlink:show="embed" xlink:actuate="onLoad"/>
                </draw:frame>
              </draw:g>
            </draw:g>
            <draw:g>
              <draw:frame draw:style-name="gr46" draw:text-style-name="P12" draw:layer="layout" svg:width="0.3cm" svg:height="0.729cm" svg:x="2.081cm" svg:y="10.038cm">
                <draw:text-box>
                  <text:p><text:span text:style-name="T1">1</text:span></text:p>
                </draw:text-box>
              </draw:frame>
              <draw:frame draw:style-name="gr46" draw:text-style-name="P12" draw:layer="layout" svg:width="0.3cm" svg:height="0.729cm" svg:x="3.136cm" svg:y="10.021cm">
                <draw:text-box>
                  <text:p><text:span text:style-name="T1">2</text:span></text:p>
                </draw:text-box>
              </draw:frame>
              <draw:frame draw:style-name="gr46" draw:text-style-name="P12" draw:layer="layout" svg:width="0.3cm" svg:height="0.729cm" svg:x="4.072cm" svg:y="10.03cm">
                <draw:text-box>
                  <text:p><text:span text:style-name="T1">3</text:span></text:p>
                </draw:text-box>
              </draw:frame>
              <draw:frame draw:style-name="gr46" draw:text-style-name="P12" draw:layer="layout" svg:width="0.3cm" svg:height="0.729cm" svg:x="5.072cm" svg:y="10.021cm">
                <draw:text-box>
                  <text:p><text:span text:style-name="T1">4</text:span></text:p>
                </draw:text-box>
              </draw:frame>
              <draw:frame draw:style-name="gr46" draw:text-style-name="P12" draw:layer="layout" svg:width="0.3cm" svg:height="0.729cm" svg:x="6.09cm" svg:y="10.021cm">
                <draw:text-box>
                  <text:p><text:span text:style-name="T1">5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6.8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ro </meta:initial-creator>
    <meta:creation-date>2016-03-21T10:35:29.712542961</meta:creation-date>
    <dc:date>2018-09-10T13:06:45.514050581</dc:date>
    <meta:editing-duration>PT13M</meta:editing-duration>
    <meta:editing-cycles>9</meta:editing-cycles>
    <meta:generator>LibreOffice/5.1.6.2$Linux_X86_64 LibreOffice_project/10m0$Build-2</meta:generator>
    <meta:document-statistic meta:object-count="158"/>
  </office:meta>
</office:document-meta>
</file>

<file path=Object 1/content.xml><?xml version="1.0" encoding="utf-8"?>
<math xmlns="http://www.w3.org/1998/Math/MathML" display="block">
  <semantics>
    <msub>
      <mi>f</mi>
      <mi>s</mi>
    </msub>
    <annotation encoding="StarMath 5.0">f_s</annotation>
  </semantics>
</math>
</file>

<file path=Object 10/content.xml><?xml version="1.0" encoding="utf-8"?>
<math xmlns="http://www.w3.org/1998/Math/MathML" display="block">
  <semantics>
    <mrow>
      <mi mathvariant="normal">Δ</mi>
      <msub>
        <mi>f</mi>
        <mi>s</mi>
      </msub>
    </mrow>
    <annotation encoding="StarMath 5.0">%DELTA f_s</annotation>
  </semantics>
</math>
</file>

<file path=Object 11/content.xml><?xml version="1.0" encoding="utf-8"?>
<math xmlns="http://www.w3.org/1998/Math/MathML" display="block">
  <semantics>
    <msub>
      <mi>f</mi>
      <mrow>
        <mi>s</mi>
        <mi>,</mi>
        <mi mathvariant="italic">max</mi>
      </mrow>
    </msub>
    <annotation encoding="StarMath 5.0">f_{s,max}</annotation>
  </semantics>
</math>
</file>

<file path=Object 12/content.xml><?xml version="1.0" encoding="utf-8"?>
<math xmlns="http://www.w3.org/1998/Math/MathML" display="block">
  <semantics>
    <msub>
      <mi>f</mi>
      <mi>u</mi>
    </msub>
    <annotation encoding="StarMath 5.0">f_u</annotation>
  </semantics>
</math>
</file>

<file path=Object 13/content.xml><?xml version="1.0" encoding="utf-8"?>
<math xmlns="http://www.w3.org/1998/Math/MathML" display="block">
  <semantics>
    <msub>
      <mi>f</mi>
      <mi>s</mi>
    </msub>
    <annotation encoding="StarMath 5.0">f_s</annotation>
  </semantics>
</math>
</file>

<file path=Object 14/content.xml><?xml version="1.0" encoding="utf-8"?>
<math xmlns="http://www.w3.org/1998/Math/MathML" display="block">
  <semantics>
    <msub>
      <mi>f</mi>
      <mi>u</mi>
    </msub>
    <annotation encoding="StarMath 5.0">f_u</annotation>
  </semantics>
</math>
</file>

<file path=Object 15/content.xml><?xml version="1.0" encoding="utf-8"?>
<math xmlns="http://www.w3.org/1998/Math/MathML" display="block">
  <semantics>
    <msub>
      <mi>f</mi>
      <mi>s</mi>
    </msub>
    <annotation encoding="StarMath 5.0">f_s</annotation>
  </semantics>
</math>
</file>

<file path=Object 2/content.xml><?xml version="1.0" encoding="utf-8"?>
<math xmlns="http://www.w3.org/1998/Math/MathML" display="block">
  <semantics>
    <msub>
      <mi>f</mi>
      <mi>u</mi>
    </msub>
    <annotation encoding="StarMath 5.0">f_u</annotation>
  </semantics>
</math>
</file>

<file path=Object 3/content.xml><?xml version="1.0" encoding="utf-8"?>
<math xmlns="http://www.w3.org/1998/Math/MathML" display="block">
  <semantics>
    <mi mathvariant="normal">α</mi>
    <annotation encoding="StarMath 5.0">%alpha</annotation>
  </semantics>
</math>
</file>

<file path=Object 4/content.xml><?xml version="1.0" encoding="utf-8"?>
<math xmlns="http://www.w3.org/1998/Math/MathML" display="block">
  <semantics>
    <msub>
      <mi>f</mi>
      <mi>u</mi>
    </msub>
    <annotation encoding="StarMath 5.0">f_u</annotation>
  </semantics>
</math>
</file>

<file path=Object 5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/content.xml><?xml version="1.0" encoding="utf-8"?>
<math xmlns="http://www.w3.org/1998/Math/MathML" display="block">
  <semantics>
    <msub>
      <mi>f</mi>
      <mi>s</mi>
    </msub>
    <annotation encoding="StarMath 5.0">f_s</annotation>
  </semantics>
</math>
</file>

<file path=Object 7/content.xml><?xml version="1.0" encoding="utf-8"?>
<math xmlns="http://www.w3.org/1998/Math/MathML" display="block">
  <semantics>
    <msub>
      <mi>f</mi>
      <mi>s</mi>
    </msub>
    <annotation encoding="StarMath 5.0">f_s</annotation>
  </semantics>
</math>
</file>

<file path=Object 8/content.xml><?xml version="1.0" encoding="utf-8"?>
<math xmlns="http://www.w3.org/1998/Math/MathML" display="block">
  <semantics>
    <msub>
      <mi>f</mi>
      <mi>u</mi>
    </msub>
    <annotation encoding="StarMath 5.0">f_u</annotation>
  </semantics>
</math>
</file>

<file path=Object 9/content.xml><?xml version="1.0" encoding="utf-8"?>
<math xmlns="http://www.w3.org/1998/Math/MathML" display="block">
  <semantics>
    <msub>
      <mi>f</mi>
      <mrow>
        <mi>u</mi>
        <mi>,</mi>
        <mi mathvariant="italic">max</mi>
      </mrow>
    </msub>
    <annotation encoding="StarMath 5.0">f_{u,max}</annotation>
  </semantics>
</math>
</file>